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 réaliser</text:p>
          </table:table-cell>
          <table:table-cell office:value-type="string">
            <text:p>nb d'heure estimées </text:p>
          </table:table-cell>
          <table:table-cell office:value-type="string">
            <text:p>nombre d'heure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2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9.5+2" office:value-type="float" office:value="69.5">
            <text:p>69,5</text:p>
          </table:table-cell>
          <table:table-cell/>
          <table:table-cell office:value-type="float" office:value="0.18">
            <text:p>0,18</text:p>
          </table:table-cell>
          <table:table-cell table:formula="of:=[.C2]/[.$C$8]" office:value-type="float" office:value="0.270955165692008">
            <text:p>0,2709551657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389863547758285">
            <text:p>0,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94.5">
            <text:p>94,5</text:p>
          </table:table-cell>
          <table:table-cell office:value-type="float" office:value="25">
            <text:p>25</text:p>
          </table:table-cell>
          <table:table-cell office:value-type="float" office:value="0.24">
            <text:p>0,24</text:p>
          </table:table-cell>
          <table:table-cell table:formula="of:=[.C3]/[.$C$8]" office:value-type="float" office:value="0.368421052631579">
            <text:p>0,3684210526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389863547758285">
            <text:p>0,39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table:style-name="ce4" office:value-type="percentage" office:value="0.25">
            <text:p>25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2">
          <table:table-cell table:style-name="ce1" office:value-type="date" office:date-value="2015-01-12">
            <text:p>12/01/15</text:p>
          </table:table-cell>
          <table:table-cell/>
          <table:table-cell table:formula="of:=[.C3]+[.D4]" office:value-type="float" office:value="127">
            <text:p>127</text:p>
          </table:table-cell>
          <table:table-cell office:value-type="float" office:value="32.5">
            <text:p>32,5</text:p>
          </table:table-cell>
          <table:table-cell/>
          <table:table-cell table:formula="of:=[.C4]/[.$C$8]" office:value-type="float" office:value="0.495126705653021">
            <text:p>0,4951267057</text:p>
          </table:table-cell>
          <table:table-cell/>
          <table:table-cell table:style-name="ce2" table:formula="of:=[.F4]/[.C4]*100" office:value-type="float" office:value="0.389863547758285">
            <text:p>0,39</text:p>
          </table:table-cell>
          <table:table-cell table:number-columns-repeated="2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5">
            <text:p>15/01/15</text:p>
          </table:table-cell>
          <table:table-cell/>
          <table:table-cell table:formula="of:=[.C4]+[.D5]" office:value-type="float" office:value="159">
            <text:p>159</text:p>
          </table:table-cell>
          <table:table-cell office:value-type="float" office:value="32">
            <text:p>32</text:p>
          </table:table-cell>
          <table:table-cell/>
          <table:table-cell table:formula="of:=[.C5]/[.$C$8]" office:value-type="float" office:value="0.619883040935672">
            <text:p>0,6198830409</text:p>
          </table:table-cell>
          <table:table-cell/>
          <table:table-cell table:style-name="ce2" table:formula="of:=[.F5]/[.C5]*100" office:value-type="float" office:value="0.389863547758285">
            <text:p>0,39</text:p>
          </table:table-cell>
          <table:table-cell table:number-columns-repeated="2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85">
            <text:p>185</text:p>
          </table:table-cell>
          <table:table-cell table:formula="of:=52/2" office:value-type="float" office:value="26">
            <text:p>26</text:p>
          </table:table-cell>
          <table:table-cell/>
          <table:table-cell table:formula="of:=[.C6]/[.$C$8]" office:value-type="float" office:value="0.721247563352826">
            <text:p>0,7212475634</text:p>
          </table:table-cell>
          <table:table-cell/>
          <table:table-cell table:style-name="ce2" table:formula="of:=[.F6]/[.C6]*100" office:value-type="float" office:value="0.389863547758285">
            <text:p>0,39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211">
            <text:p>211</text:p>
          </table:table-cell>
          <table:table-cell office:value-type="float" office:value="26">
            <text:p>26</text:p>
          </table:table-cell>
          <table:table-cell/>
          <table:table-cell table:formula="of:=[.C7]/[.$C$8]" office:value-type="float" office:value="0.82261208576998">
            <text:p>0,8226120858</text:p>
          </table:table-cell>
          <table:table-cell/>
          <table:table-cell table:style-name="ce2" table:formula="of:=[.F7]/[.C7]*100" office:value-type="float" office:value="0.389863547758285">
            <text:p>0,39</text:p>
          </table:table-cell>
          <table:table-cell table:number-columns-repeated="7"/>
        </table:table-row>
        <table:table-row table:style-name="ro2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56.5">
            <text:p>256,5</text:p>
          </table:table-cell>
          <table:table-cell office:value-type="float" office:value="45.5">
            <text:p>45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389863547758285">
            <text:p>0,39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2">
          <table:table-cell table:style-name="ce1"/>
          <table:table-cell table:number-columns-repeated="9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  <table:table-cell/>
        </table:table-row>
        <table:table-row table:style-name="ro2">
          <table:table-cell>
            <draw:frame table:end-cell-address="Feuille1.D25" table:end-x="4.913cm" table:end-y="0.38cm" draw:z-index="2" draw:style-name="gr1" draw:text-style-name="P1" svg:width="14.33cm" svg:height="6.828cm" svg:x="1.444cm" svg:y="0.327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>
          <table:table-cell table:number-columns-repeated="4"/>
          <table:table-cell>
            <draw:frame table:end-cell-address="Feuille1.I30" table:end-x="0.494cm" table:end-y="0.008cm" draw:z-index="3" draw:style-name="gr1" draw:text-style-name="P1" svg:width="12.802cm" svg:height="6.854cm" svg:x="2.627cm" svg:y="0.38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 table:number-rows-repeated="19">
          <table:table-cell table:number-columns-repeated="15"/>
        </table:table-row>
        <table:table-row table:style-name="ro2">
          <table:table-cell table:number-columns-repeated="3"/>
          <table:table-cell>
            <draw:frame table:end-cell-address="Feuille1.I52" table:end-x="1.707cm" table:end-y="0.411cm" draw:z-index="0" draw:style-name="gr1" draw:text-style-name="P1" svg:width="17.615cm" svg:height="8.4cm" svg:x="4.229cm" svg:y="0.141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>
            <draw:frame table:end-cell-address="Feuille1.D52" table:end-x="2.609cm" table:end-y="0.03cm" draw:z-index="1" draw:style-name="gr1" draw:text-style-name="P1" svg:width="13.469cm" svg:height="7.301cm" svg:x="0.001cm" svg:y="0.407cm">
              <draw:object draw:notify-on-update-of-ranges="Feuille1.A2:Feuille1.A8 Feuille1.A2:Feuille1.A8 Feuille1.E1:Feuille1.E1 Feuille1.E2:Feuille1.E8 Feuille1.A2:Feuille1.A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/01/2015</text:date>, <text:time>00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09T00:09:16.72</dc:date>
    <dc:creator>Simon Rispal</dc:creator>
    <meta:editing-duration>P3DT17H4M14S</meta:editing-duration>
    <meta:editing-cycles>10</meta:editing-cycles>
    <meta:generator>OpenOffice/4.1.0$Win32 OpenOffice.org_project/410m18$Build-9764</meta:generator>
    <meta:document-statistic meta:table-count="3" meta:cell-count="1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6cm" svg:height="8.401cm" xlink:href=".." xlink:type="simple" chart:class="chart:line" chart:style-name="ch1">
        <chart:title svg:x="0.731cm" svg:y="0.274cm" chart:style-name="ch2">
          <text:p>nombre d'heure réalisée et nombre d'heures estimée en fonction du temps</text:p>
        </chart:title>
        <chart:legend svg:x="1.841cm" svg:y="1.772cm" style:legend-expansion="custom" chartooo:width="4.566cm" chartooo:height="1.831cm" style:legend-expansion-aspect-ratio="2.49371927908247" chart:style-name="ch3"/>
        <chart:plot-area chart:style-name="ch4" table:cell-range-address="Feuille1.A1:Feuille1.C8" chart:data-source-has-labels="both" svg:x="0.687cm" svg:y="1.512cm" svg:width="16.057cm" svg:height="6.366cm">
          <chartooo:coordinate-region svg:x="1.495cm" svg:y="1.725cm" svg:width="15.249cm" svg:height="5.4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  <draw:g>
                  <svg:desc>Feuille1.B1:Feuille1.B1</svg:desc>
                </draw:g>
              </table:table-cell>
              <table:table-cell office:value-type="string">
                <text:p>nb d'heure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9.5">
                <text:p>69.5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7cm" svg:height="7.302cm" xlink:href=".." xlink:type="simple" chart:class="chart:scatter" chart:column-mapping="0" chart:style-name="ch1">
        <chart:title svg:x="1.585cm" svg:y="0.282cm" chart:style-name="ch2">
          <text:p>Progression prévue et effective en fonction du temps</text:p>
        </chart:title>
        <chart:legend svg:x="1.341cm" svg:y="1.661cm" style:legend-expansion="custom" chartooo:width="4.03cm" chartooo:height="1.538cm" style:legend-expansion-aspect-ratio="2.62028608582575" chart:style-name="ch3"/>
        <chart:plot-area chart:style-name="ch4" table:cell-range-address="Feuille1.A2:Feuille1.A8 Feuille1.E1:Feuille1.F8" chart:data-source-has-labels="both" svg:x="0.532cm" svg:y="1.281cm" svg:width="13.339cm" svg:height="5.659cm">
          <chartooo:coordinate-region svg:x="1.259cm" svg:y="1.494cm" svg:width="11.949cm" svg:height="4.773cm"/>
          <chart:axis chart:dimension="x" chart:name="primary-x" chart:style-name="ch5" chartooo:axis-type="auto"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E2:Feuille1.E8" chart:label-cell-address="Feuille1.E1:Feuille1.E1" chart:class="chart:scatter">
            <chart:domain table:cell-range-address="Feuille1.A2:Feuille1.A8"/>
            <chart:data-point chart:repeated="7"/>
          </chart:series>
          <chart:series chart:attached-axis="primary-y" chart:style-name="ch10" chart:values-cell-range-address="Feuille1.F2:Feuille1.F8" chart:label-cell-address="Feuille1.F1:Feuille1.F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41991">
                <text:p>41991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70955165692008">
                <text:p>0.270955165692008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29cm" xlink:href=".." xlink:type="simple" chart:class="chart:bar" chart:column-mapping="0" chart:style-name="ch1">
        <chart:title svg:x="2.993cm" svg:y="0.272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cm" svg:width="13.52cm" svg:height="6.124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389863547758285">
                <text:p>0.389863547758285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5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4cm" style:legend-expansion="custom" chartooo:width="4.758cm" chartooo:height="0.888cm" style:legend-expansion-aspect-ratio="5.35810810810811" chart:style-name="ch3"/>
        <chart:plot-area chart:style-name="ch4" table:cell-range-address="Feuille1.A2:Feuille1.A8 Feuille1.I1:Feuille1.I8" chart:data-source-has-labels="both" svg:x="0.645cm" svg:y="1.472cm" svg:width="11.632cm" svg:height="4.816cm">
          <chartooo:coordinate-region svg:x="1.169cm" svg:y="1.684cm" svg:width="11.108cm" svg:height="3.931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